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6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b253" officeooo:paragraph-rsid="00183191"/>
    </style:style>
    <style:style style:name="P3" style:family="paragraph" style:parent-style-name="Text_20_body">
      <style:text-properties officeooo:rsid="0016b253" officeooo:paragraph-rsid="0036b5e0"/>
    </style:style>
    <style:style style:name="P4" style:family="paragraph" style:parent-style-name="Text_20_body">
      <style:text-properties officeooo:rsid="001b0967" officeooo:paragraph-rsid="001b0967"/>
    </style:style>
    <style:style style:name="P5" style:family="paragraph" style:parent-style-name="Text_20_body">
      <style:text-properties officeooo:rsid="001b0967" officeooo:paragraph-rsid="0025121b"/>
    </style:style>
    <style:style style:name="P6" style:family="paragraph" style:parent-style-name="Text_20_body">
      <style:text-properties officeooo:rsid="001b0967" officeooo:paragraph-rsid="002c88e6"/>
    </style:style>
    <style:style style:name="P7" style:family="paragraph" style:parent-style-name="Text_20_body">
      <style:text-properties fo:font-weight="normal" officeooo:rsid="001f1752" officeooo:paragraph-rsid="001f1752" style:font-weight-asian="normal" style:font-weight-complex="normal"/>
    </style:style>
    <style:style style:name="P8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9" style:family="paragraph" style:parent-style-name="Text_20_body">
      <style:text-properties fo:font-weight="normal" officeooo:rsid="001b0967" officeooo:paragraph-rsid="001b0967" style:font-weight-asian="normal" style:font-weight-complex="normal"/>
    </style:style>
    <style:style style:name="P10" style:family="paragraph" style:parent-style-name="Text_20_body">
      <style:text-properties fo:font-weight="normal" officeooo:rsid="001b0967" officeooo:paragraph-rsid="00183191" style:font-weight-asian="normal" style:font-weight-complex="normal"/>
    </style:style>
    <style:style style:name="P11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12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13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14" style:family="paragraph" style:parent-style-name="Text_20_body">
      <style:text-properties fo:font-weight="normal" officeooo:rsid="00236dcf" officeooo:paragraph-rsid="00236dcf" style:font-weight-asian="normal" style:font-weight-complex="normal"/>
    </style:style>
    <style:style style:name="P15" style:family="paragraph" style:parent-style-name="Text_20_body">
      <style:text-properties fo:font-weight="normal" officeooo:rsid="00287aca" officeooo:paragraph-rsid="00287aca" style:font-weight-asian="normal" style:font-weight-complex="normal"/>
    </style:style>
    <style:style style:name="P16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17" style:family="paragraph" style:parent-style-name="Text_20_body">
      <style:text-properties officeooo:rsid="0025121b" officeooo:paragraph-rsid="0036b5e0"/>
    </style:style>
    <style:style style:name="P18" style:family="paragraph" style:parent-style-name="Text_20_body">
      <style:text-properties officeooo:rsid="001dbab4" officeooo:paragraph-rsid="0036b5e0"/>
    </style:style>
    <style:style style:name="P19" style:family="paragraph" style:parent-style-name="Text_20_body">
      <style:text-properties officeooo:rsid="0020e30f" officeooo:paragraph-rsid="0036b5e0"/>
    </style:style>
    <style:style style:name="P20" style:family="paragraph" style:parent-style-name="Table_20_Contents">
      <style:text-properties officeooo:rsid="00183191" officeooo:paragraph-rsid="00183191"/>
    </style:style>
    <style:style style:name="P21" style:family="paragraph" style:parent-style-name="Table_20_Contents">
      <style:paragraph-properties fo:text-align="center" style:justify-single-word="false"/>
      <style:text-properties officeooo:rsid="00183191" officeooo:paragraph-rsid="00183191"/>
    </style:style>
    <style:style style:name="P22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23" style:family="paragraph" style:parent-style-name="Table_20_Contents">
      <style:text-properties officeooo:rsid="00183191" officeooo:paragraph-rsid="001f1752"/>
    </style:style>
    <style:style style:name="P24" style:family="paragraph" style:parent-style-name="Table_20_Contents">
      <style:text-properties officeooo:rsid="001a1f39" officeooo:paragraph-rsid="001a1f39"/>
    </style:style>
    <style:style style:name="P25" style:family="paragraph" style:parent-style-name="Table_20_Contents">
      <style:paragraph-properties fo:text-align="center" style:justify-single-word="false"/>
      <style:text-properties officeooo:rsid="001a1f39" officeooo:paragraph-rsid="001a1f39"/>
    </style:style>
    <style:style style:name="P26" style:family="paragraph" style:parent-style-name="Table_20_Contents">
      <style:text-properties officeooo:rsid="001a1f39" officeooo:paragraph-rsid="001f1752"/>
    </style:style>
    <style:style style:name="P27" style:family="paragraph" style:parent-style-name="Table_20_Contents">
      <style:paragraph-properties fo:text-align="center" style:justify-single-word="false"/>
      <style:text-properties fo:font-style="italic" officeooo:rsid="00183191" officeooo:paragraph-rsid="00183191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183191" officeooo:paragraph-rsid="001f1752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287aca" officeooo:paragraph-rsid="00287aca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31" style:family="paragraph" style:parent-style-name="Table_20_Contents">
      <style:paragraph-properties fo:text-align="center" style:justify-single-word="false"/>
      <style:text-properties officeooo:rsid="001f1752" officeooo:paragraph-rsid="00308a91"/>
    </style:style>
    <style:style style:name="P32" style:family="paragraph" style:parent-style-name="Table_20_Contents">
      <style:text-properties officeooo:rsid="001f1752" officeooo:paragraph-rsid="001f1752"/>
    </style:style>
    <style:style style:name="P33" style:family="paragraph" style:parent-style-name="Table_20_Contents">
      <style:paragraph-properties fo:text-align="center" style:justify-single-word="false"/>
      <style:text-properties officeooo:rsid="0020e30f" officeooo:paragraph-rsid="0020e30f"/>
    </style:style>
    <style:style style:name="P34" style:family="paragraph" style:parent-style-name="Table_20_Contents">
      <style:text-properties officeooo:rsid="0021cc61" officeooo:paragraph-rsid="0021cc61"/>
    </style:style>
    <style:style style:name="P35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P36" style:family="paragraph" style:parent-style-name="Table_20_Contents">
      <style:paragraph-properties fo:text-align="center" style:justify-single-word="false"/>
      <style:text-properties officeooo:rsid="00287aca" officeooo:paragraph-rsid="00308a91"/>
    </style:style>
    <style:style style:name="P37" style:family="paragraph" style:parent-style-name="Table_20_Contents">
      <style:text-properties officeooo:rsid="00287aca" officeooo:paragraph-rsid="00287aca"/>
    </style:style>
    <style:style style:name="P38" style:family="paragraph" style:parent-style-name="Table_20_Contents">
      <style:paragraph-properties fo:text-align="center" style:justify-single-word="false"/>
      <style:text-properties officeooo:rsid="00308a91" officeooo:paragraph-rsid="00308a91"/>
    </style:style>
    <style:style style:name="P39" style:family="paragraph" style:parent-style-name="Table_20_Contents">
      <style:text-properties officeooo:rsid="00308a91" officeooo:paragraph-rsid="00308a91"/>
    </style:style>
    <style:style style:name="P40" style:family="paragraph" style:parent-style-name="Table_20_Contents">
      <style:paragraph-properties fo:text-align="center" style:justify-single-word="false"/>
      <style:text-properties officeooo:rsid="0030d33b" officeooo:paragraph-rsid="0030d33b"/>
    </style:style>
    <style:style style:name="P41" style:family="paragraph" style:parent-style-name="Table_20_Contents">
      <style:text-properties officeooo:rsid="0030d33b" officeooo:paragraph-rsid="0030d33b"/>
    </style:style>
    <style:style style:name="P42" style:family="paragraph" style:parent-style-name="Table_20_Contents">
      <style:paragraph-properties fo:text-align="center" style:justify-single-word="false"/>
      <style:text-properties officeooo:rsid="003772c5" officeooo:paragraph-rsid="003772c5"/>
    </style:style>
    <style:style style:name="P43" style:family="paragraph" style:parent-style-name="Table_20_Contents">
      <style:text-properties officeooo:rsid="003772c5" officeooo:paragraph-rsid="003772c5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font-weight="normal" officeooo:rsid="0026ad97" officeooo:paragraph-rsid="0025121b" style:font-weight-asian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font-style="italic" officeooo:rsid="00183191" officeooo:paragraph-rsid="00183191" style:font-style-asian="italic" style:font-style-complex="italic"/>
    </style:style>
    <style:style style:name="P48" style:family="paragraph" style:parent-style-name="Text_20_body" style:list-style-name="L1">
      <style:text-properties officeooo:rsid="0016b253" officeooo:paragraph-rsid="0036b5e0"/>
    </style:style>
    <style:style style:name="P49" style:family="paragraph" style:parent-style-name="Text_20_body" style:list-style-name="L2">
      <style:text-properties fo:font-weight="normal" officeooo:rsid="00287aca" officeooo:paragraph-rsid="001b0967" style:font-weight-asian="normal" style:font-weight-complex="normal"/>
    </style:style>
    <style:style style:name="P50" style:family="paragraph" style:parent-style-name="Text_20_body" style:list-style-name="L2">
      <style:text-properties fo:font-weight="normal" officeooo:rsid="001b0967" officeooo:paragraph-rsid="001b0967" style:font-weight-asian="normal" style:font-weight-complex="normal"/>
    </style:style>
    <style:style style:name="P51" style:family="paragraph" style:parent-style-name="Text_20_body" style:list-style-name="L2">
      <style:text-properties fo:font-weight="normal" officeooo:rsid="001b0967" officeooo:paragraph-rsid="002a508d" style:font-weight-asian="normal" style:font-weight-complex="normal"/>
    </style:style>
    <style:style style:name="P52" style:family="paragraph" style:parent-style-name="Text_20_body" style:list-style-name="L2">
      <style:text-properties fo:font-weight="normal" officeooo:rsid="0026ad97" officeooo:paragraph-rsid="0026ad97" style:font-weight-asian="normal" style:font-weight-complex="normal"/>
    </style:style>
    <style:style style:name="P53" style:family="paragraph" style:parent-style-name="Text_20_body" style:list-style-name="L3">
      <style:text-properties fo:font-weight="normal" officeooo:rsid="0026ad97" officeooo:paragraph-rsid="0026ad97" style:font-weight-asian="normal" style:font-weight-complex="normal"/>
    </style:style>
    <style:style style:name="P54" style:family="paragraph" style:parent-style-name="Text_20_body" style:list-style-name="L3">
      <style:text-properties fo:font-weight="normal" officeooo:rsid="00236dcf" officeooo:paragraph-rsid="00236dcf" style:font-weight-asian="normal" style:font-weight-complex="normal"/>
    </style:style>
    <style:style style:name="P55" style:family="paragraph" style:parent-style-name="Text_20_body" style:list-style-name="L3">
      <style:text-properties fo:font-weight="normal" officeooo:rsid="00236dcf" officeooo:paragraph-rsid="002a508d" style:font-weight-asian="normal" style:font-weight-complex="normal"/>
    </style:style>
    <style:style style:name="P56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57" style:family="paragraph" style:parent-style-name="Text_20_body">
      <style:text-properties fo:font-weight="normal" officeooo:rsid="0039deec" officeooo:paragraph-rsid="0039deec" style:font-weight-asian="normal" style:font-weight-complex="normal"/>
    </style:style>
    <style:style style:name="P58" style:family="paragraph" style:parent-style-name="Text_20_body">
      <style:text-properties fo:font-style="italic" fo:font-weight="normal" officeooo:rsid="001f1752" officeooo:paragraph-rsid="001f1752" style:font-style-asian="italic" style:font-weight-asian="normal" style:font-style-complex="italic" style:font-weight-complex="normal"/>
    </style:style>
    <style:style style:name="P59" style:family="paragraph" style:parent-style-name="Text_20_body">
      <style:text-properties fo:font-style="normal" fo:font-weight="normal" officeooo:rsid="0039deec" officeooo:paragraph-rsid="0039deec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39deec" officeooo:paragraph-rsid="0039deec" style:font-style-asian="normal" style:font-weight-asian="normal" style:font-style-complex="normal" style:font-weight-complex="normal"/>
    </style:style>
    <style:style style:name="P61" style:family="paragraph" style:parent-style-name="Heading_20_1">
      <style:text-properties officeooo:rsid="0016b253" officeooo:paragraph-rsid="0016b253"/>
    </style:style>
    <style:style style:name="P62" style:family="paragraph" style:parent-style-name="Heading_20_1">
      <style:text-properties officeooo:rsid="0025121b" officeooo:paragraph-rsid="0025121b"/>
    </style:style>
    <style:style style:name="P63" style:family="paragraph" style:parent-style-name="Heading_20_2">
      <style:text-properties officeooo:paragraph-rsid="0025121b"/>
    </style:style>
    <style:style style:name="P64" style:family="paragraph" style:parent-style-name="Heading_20_2">
      <style:text-properties officeooo:rsid="0016b253" officeooo:paragraph-rsid="0016b253"/>
    </style:style>
    <style:style style:name="P65" style:family="paragraph" style:parent-style-name="Heading_20_2">
      <style:text-properties officeooo:paragraph-rsid="001f1752"/>
    </style:style>
    <style:style style:name="P66" style:family="paragraph" style:parent-style-name="Heading_20_2">
      <style:text-properties officeooo:rsid="0025121b" officeooo:paragraph-rsid="0025121b"/>
    </style:style>
    <style:style style:name="T1" style:family="text">
      <style:text-properties officeooo:rsid="0016b253"/>
    </style:style>
    <style:style style:name="T2" style:family="text">
      <style:text-properties officeooo:rsid="001831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191" style:font-weight-asian="bold" style:font-weight-complex="bold"/>
    </style:style>
    <style:style style:name="T5" style:family="text">
      <style:text-properties fo:font-weight="bold" officeooo:rsid="001a1f39" style:font-weight-asian="bold" style:font-weight-complex="bold"/>
    </style:style>
    <style:style style:name="T6" style:family="text">
      <style:text-properties fo:font-weight="bold" officeooo:rsid="00236dcf" style:font-weight-asian="bold" style:font-weight-complex="bold"/>
    </style:style>
    <style:style style:name="T7" style:family="text">
      <style:text-properties fo:font-weight="bold" officeooo:rsid="001b09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e30f" style:font-weight-asian="normal" style:font-weight-complex="normal"/>
    </style:style>
    <style:style style:name="T10" style:family="text">
      <style:text-properties fo:font-weight="normal" officeooo:rsid="00236dcf" style:font-weight-asian="normal" style:font-weight-complex="normal"/>
    </style:style>
    <style:style style:name="T11" style:family="text">
      <style:text-properties fo:font-weight="normal" officeooo:rsid="00287aca" style:font-weight-asian="normal" style:font-weight-complex="normal"/>
    </style:style>
    <style:style style:name="T12" style:family="text">
      <style:text-properties fo:font-weight="normal" officeooo:rsid="002c88e6" style:font-weight-asian="normal" style:font-weight-complex="normal"/>
    </style:style>
    <style:style style:name="T13" style:family="text">
      <style:text-properties fo:font-weight="normal" officeooo:rsid="0031ff06" style:font-weight-asian="normal" style:font-weight-complex="normal"/>
    </style:style>
    <style:style style:name="T14" style:family="text">
      <style:text-properties fo:font-weight="normal" officeooo:rsid="001b0967" style:font-weight-asian="normal" style:font-weight-complex="normal"/>
    </style:style>
    <style:style style:name="T15" style:family="text">
      <style:text-properties officeooo:rsid="001a1f39"/>
    </style:style>
    <style:style style:name="T16" style:family="text">
      <style:text-properties officeooo:rsid="001b0967"/>
    </style:style>
    <style:style style:name="T17" style:family="text">
      <style:text-properties officeooo:rsid="0020e30f"/>
    </style:style>
    <style:style style:name="T18" style:family="text">
      <style:text-properties officeooo:rsid="0021cc61"/>
    </style:style>
    <style:style style:name="T19" style:family="text">
      <style:text-properties officeooo:rsid="00236dcf"/>
    </style:style>
    <style:style style:name="T20" style:family="text">
      <style:text-properties officeooo:rsid="0026ad97"/>
    </style:style>
    <style:style style:name="T21" style:family="text">
      <style:text-properties officeooo:rsid="00287aca"/>
    </style:style>
    <style:style style:name="T22" style:family="text">
      <style:text-properties officeooo:rsid="002a508d"/>
    </style:style>
    <style:style style:name="T23" style:family="text">
      <style:text-properties officeooo:rsid="002c425d"/>
    </style:style>
    <style:style style:name="T24" style:family="text">
      <style:text-properties officeooo:rsid="002c88e6"/>
    </style:style>
    <style:style style:name="T25" style:family="text">
      <style:text-properties officeooo:rsid="002d00c8"/>
    </style:style>
    <style:style style:name="T26" style:family="text">
      <style:text-properties officeooo:rsid="00308a91"/>
    </style:style>
    <style:style style:name="T27" style:family="text">
      <style:text-properties officeooo:rsid="0031ff06"/>
    </style:style>
    <style:style style:name="T28" style:family="text">
      <style:text-properties officeooo:rsid="003772c5"/>
    </style:style>
    <style:style style:name="T29" style:family="text">
      <style:text-properties officeooo:rsid="003974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 <text:span text:style-name="T29">Storm Objects </text:span>Database</text:p>
      <text:p text:style-name="Subtitle"><text:date style:data-style-name="N37" text:date-value="2016-09-06T10:30:57.717680046" text:fixed="true">06/09/16</text:date> </text:p>
      <text:h text:style-name="P61" text:outline-level="1">Summary</text:h>
      <text:list xml:id="list7309806707580047149" text:style-name="L1">
        <text:list-item>
          <text:p text:style-name="P48">vol_db<text:span text:style-name="T14">_</text:span><text:span text:style-name="T7">ID_yyyymmdd</text:span>.txt</text:p>
        </text:list-item>
        <text:list-item>
          <text:p text:style-name="P48">vol_data<text:span text:style-name="T14">_</text:span><text:span text:style-name="T7">ID_yyyymmdd</text:span>.h5</text:p>
        </text:list-item>
        <text:list-item>
          <text:p text:style-name="P48">pr<text:span text:style-name="T27">c</text:span>_db<text:span text:style-name="T14">_</text:span><text:span text:style-name="T7">ID_yyyymmdd</text:span>.txt</text:p>
        </text:list-item>
        <text:list-item>
          <text:p text:style-name="P48">pr<text:span text:style-name="T27">c</text:span>_data<text:span text:style-name="T14">_</text:span><text:span text:style-name="T7">ID_yyyymmdd</text:span>.h5</text:p>
        </text:list-item>
      </text:list>
      <text:p text:style-name="P47">Where ID is the designated radar <text:span text:style-name="T3">ID</text:span> number (2 digit int) and <text:span text:style-name="T3">yyyymmdd</text:span> is the date.</text:p>
      <text:h text:style-name="Heading_20_1" text:outline-level="1">Volume <text:span text:style-name="T1">Components</text:span></text:h>
      <text:h text:style-name="Heading_20_2" text:outline-level="2">Volume Database</text:h>
      <text:p text:style-name="P17">vol_db<text:span text:style-name="T14">_</text:span><text:span text:style-name="T7">ID_yyyymmdd</text:span><text:span text:style-name="T8">.txt</text:span></text:p>
      <text:p text:style-name="P2">Text file containing metadata for all <text:span text:style-name="T2">volumes for radar </text:span><text:span text:style-name="T4">ID</text:span><text:span text:style-name="T2"> on date </text:span><text:span text:style-name="T4">yyyymmdd</text:span></text:p>
      <text:p text:style-name="P8">240 entries for 6 min interval radars and 144 entries for 10 min interval radars</text:p>
      <text:p text:style-name="P15">type is int32</text:p>
      <text:p text:style-name="P8">Fields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Column</text:p>
          </table:table-cell>
          <table:table-cell table:style-name="Table1.A1" office:value-type="string">
            <text:p text:style-name="P27">Variable name (header)</text:p>
          </table:table-cell>
          <table:table-cell table:style-name="Table1.A1" office:value-type="string">
            <text:p text:style-name="P29">example</text:p>
          </table:table-cell>
          <table:table-cell table:style-name="Table1.D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vol_id</text:p>
          </table:table-cell>
          <table:table-cell table:style-name="Table1.A2" office:value-type="string">
            <text:p text:style-name="P35">index</text:p>
          </table:table-cell>
          <table:table-cell table:style-name="Table1.D2" office:value-type="string">
            <text:p text:style-name="P37">Index for vol data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21">start_time</text:p>
          </table:table-cell>
          <table:table-cell table:style-name="Table1.A2" office:value-type="string">
            <text:p text:style-name="P21">HHMMSS</text:p>
          </table:table-cell>
          <table:table-cell table:style-name="Table1.D2" office:value-type="string">
            <text:p text:style-name="P20">Start time of first volume scan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21">stop_time</text:p>
          </table:table-cell>
          <table:table-cell table:style-name="Table1.A2" office:value-type="string">
            <text:p text:style-name="P21">HHMMSS</text:p>
          </table:table-cell>
          <table:table-cell table:style-name="Table1.D2" office:value-type="string">
            <text:p text:style-name="P20">End time of last volume scan</text:p>
          </table:table-cell>
        </table:table-row>
        <table:table-row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21">sig_refl</text:p>
          </table:table-cell>
          <table:table-cell table:style-name="Table1.A2" office:value-type="string">
            <text:p text:style-name="P21">binary</text:p>
          </table:table-cell>
          <table:table-cell table:style-name="Table1.D2" office:value-type="string">
            <text:p text:style-name="P20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25">vel_<text:span text:style-name="T16">flag</text:span></text:p>
          </table:table-cell>
          <table:table-cell table:style-name="Table1.A2" office:value-type="string">
            <text:p text:style-name="P25">binary</text:p>
          </table:table-cell>
          <table:table-cell table:style-name="Table1.D2" office:value-type="string">
            <text:p text:style-name="P24">Flag for presence of velocity data</text:p>
          </table:table-cell>
        </table:table-row>
        <table:table-row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40">tilt1</text:p>
          </table:table-cell>
          <table:table-cell table:style-name="Table1.A2" office:value-type="string">
            <text:p text:style-name="P40">int</text:p>
          </table:table-cell>
          <table:table-cell table:style-name="Table1.D2" office:value-type="string">
            <text:p text:style-name="P41">Tilt angle of first scan image</text:p>
          </table:table-cell>
        </table:table-row>
        <table:table-row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40">tilt2</text:p>
          </table:table-cell>
          <table:table-cell table:style-name="Table1.A2" office:value-type="string">
            <text:p text:style-name="P40">int</text:p>
          </table:table-cell>
          <table:table-cell table:style-name="Table1.D2" office:value-type="string">
            <text:p text:style-name="P41">Tilt angle of second scan image</text:p>
          </table:table-cell>
        </table:table-row>
        <table:table-row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42">vel_ni</text:p>
          </table:table-cell>
          <table:table-cell table:style-name="Table1.A2" office:value-type="string">
            <text:p text:style-name="P42">int</text:p>
          </table:table-cell>
          <table:table-cell table:style-name="Table1.D2" office:value-type="string">
            <text:p text:style-name="P43">Velocity nyquist</text:p>
          </table:table-cell>
        </table:table-row>
      </table:table>
      <text:p text:style-name="P10"/>
      <text:h text:style-name="P63" text:outline-level="2"><text:soft-page-break/>Volume Data</text:h>
      <text:p text:style-name="P3">vol_data<text:span text:style-name="T14">_</text:span><text:span text:style-name="T7">ID_yyyymmdd</text:span>.h5</text:p>
      <text:p text:style-name="P4">HDF5 file containing one top level group for each start_time entry in vol_db_<text:span text:style-name="T3">ID</text:span>_<text:span text:style-name="T3">yyyymmdd</text:span><text:span text:style-name="T8">.txt</text:span></text:p>
      <text:p text:style-name="P9">Structure:</text:p>
      <text:p text:style-name="P4"><text:span text:style-name="T8">vol_data_</text:span><text:span text:style-name="T3">ID_yyyymmdd.</text:span><text:span text:style-name="T8">h5</text:span></text:p>
      <text:list xml:id="list7102286148927802506" text:style-name="L2">
        <text:list-item>
          <text:p text:style-name="P49">vol_id (int16)</text:p>
          <text:list>
            <text:list-item>
              <text:p text:style-name="P50">tilt1_refl_img <text:span text:style-name="T22">(int16*10)</text:span></text:p>
            </text:list-item>
            <text:list-item>
              <text:p text:style-name="P51">tilt2_refl_img <text:span text:style-name="T22">(int16*10)</text:span></text:p>
            </text:list-item>
            <text:list-item>
              <text:p text:style-name="P51">tilt1_vel_img <text:span text:style-name="T22">(int16*10)</text:span></text:p>
            </text:list-item>
            <text:list-item>
              <text:p text:style-name="P51">tilt2_vel_img <text:span text:style-name="T22">(int16*10)</text:span></text:p>
            </text:list-item>
          </text:list>
        </text:list-item>
        <text:list-item>
          <text:p text:style-name="P52">atts</text:p>
          <text:list>
            <text:list-item>
              <text:p text:style-name="P51">img_<text:span text:style-name="T28">max</text:span>_lat <text:span text:style-name="T22">int32(lat*1000)</text:span></text:p>
            </text:list-item>
            <text:list-item>
              <text:p text:style-name="P51">img_<text:span text:style-name="T28">min</text:span>_l<text:span text:style-name="T28">at</text:span> <text:span text:style-name="T22">int32(lon*1000)</text:span></text:p>
            </text:list-item>
            <text:list-item>
              <text:p text:style-name="P51">img_<text:span text:style-name="T28">max</text:span>_l<text:span text:style-name="T28">on</text:span> <text:span text:style-name="T22">int32(lat*1000)</text:span></text:p>
            </text:list-item>
            <text:list-item>
              <text:p text:style-name="P51">img_<text:span text:style-name="T28">min</text:span>_lon <text:span text:style-name="T22">int32(lon*1000)</text:span></text:p>
            </text:list-item>
          </text:list>
        </text:list-item>
      </text:list>
      <text:h text:style-name="Heading_20_1" text:outline-level="1">Processed Components</text:h>
      <text:h text:style-name="P64" text:outline-level="2">Pr<text:span text:style-name="T27">c</text:span> Database</text:h>
      <text:p text:style-name="P18">pr<text:span text:style-name="T27">c</text:span>_db<text:span text:style-name="T14">_</text:span><text:span text:style-name="T7">ID_yyyymmdd</text:span><text:span text:style-name="T3">.txt</text:span></text:p>
      <text:p text:style-name="P7">Text file containing metadata for each storm cell instance detected from radar <text:span text:style-name="T3"><text:s/>ID</text:span> for date <text:span text:style-name="T3">yyyymmdd</text:span></text:p>
      <text:p text:style-name="P7">Number of entries depends on number of storm cell instances detected across the UTC day</text:p>
      <text:p text:style-name="P15">type is int32</text:p>
      <text:p text:style-name="P58">Field</text:p>
      <text:p text:style-name="P59">key: vol_id</text:p>
      <text:p text:style-name="P59">range: subset_id</text:p>
      <text:p text:style-name="P59">attributes</text:p>
      <text:p text:style-name="P60">track_id</text:p>
      <text:p text:style-name="P60">cell_latlonbox</text:p>
      <text:p text:style-name="P60">dbz_centroid</text:p>
      <text:p text:style-name="P60"><text:soft-page-break/>attributes (all 15?)</text:p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8">Column</text:p>
          </table:table-cell>
          <table:table-cell table:style-name="Table2.A1" office:value-type="string">
            <text:p text:style-name="P28">Variable name (header)</text:p>
          </table:table-cell>
          <table:table-cell table:style-name="Table2.A1" office:value-type="string">
            <text:p text:style-name="P29">example</text:p>
          </table:table-cell>
          <table:table-cell table:style-name="Table2.D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30">track_id</text:p>
          </table:table-cell>
          <table:table-cell table:style-name="Table2.A2" office:value-type="string">
            <text:p text:style-name="P35">index</text:p>
          </table:table-cell>
          <table:table-cell table:style-name="Table2.D2" office:value-type="string">
            <text:p text:style-name="P32">track id number. unique only to each database. <text:span text:style-name="T17">Set to zero if not allocated to any track</text:span>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30">subset id</text:p>
          </table:table-cell>
          <table:table-cell table:style-name="Table2.A2" office:value-type="string">
            <text:p text:style-name="P35">index</text:p>
          </table:table-cell>
          <table:table-cell table:style-name="Table2.D2" office:value-type="string">
            <text:p text:style-name="P32">Subset id number, unique only to each database</text:p>
          </table:table-cell>
        </table:table-row>
        <table:table-row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30">start_time</text:p>
          </table:table-cell>
          <table:table-cell table:style-name="Table2.A2" office:value-type="string">
            <text:p text:style-name="P30">HHMMSS</text:p>
          </table:table-cell>
          <table:table-cell table:style-name="Table2.D2" office:value-type="string">
            <text:p text:style-name="P23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30">stop_time</text:p>
          </table:table-cell>
          <table:table-cell table:style-name="Table2.A2" office:value-type="string">
            <text:p text:style-name="P30">HHMMSS</text:p>
          </table:table-cell>
          <table:table-cell table:style-name="Table2.D2" office:value-type="string">
            <text:p text:style-name="P26">Flag for presence of velocity data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42">cell_max_lat</text:p>
          </table:table-cell>
          <table:table-cell table:style-name="Table2.A2" office:value-type="string">
            <text:p text:style-name="P35">round(lat*1000)</text:p>
          </table:table-cell>
          <table:table-cell table:style-name="Table2.D2" office:value-type="string">
            <text:p text:style-name="P39">Upper bounding box lat</text:p>
          </table:table-cell>
        </table:table-row>
        <table:table-row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1"><text:span text:style-name="T28">cell_min</text:span>_l<text:span text:style-name="T28">at</text:span></text:p>
          </table:table-cell>
          <table:table-cell table:style-name="Table2.A2" office:value-type="string">
            <text:p text:style-name="P35">round(lon*1000)</text:p>
          </table:table-cell>
          <table:table-cell table:style-name="Table2.D2" office:value-type="string">
            <text:p text:style-name="P39">Upper bounding box lon</text:p>
          </table:table-cell>
        </table:table-row>
        <table:table-row>
          <table:table-cell table:style-name="Table2.A2" office:value-type="string">
            <text:p text:style-name="P38">7</text:p>
          </table:table-cell>
          <table:table-cell table:style-name="Table2.A2" office:value-type="string">
            <text:p text:style-name="P38"><text:span text:style-name="T28">cell_max</text:span>_l<text:span text:style-name="T28">on</text:span>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39">Lower bounding box lat</text:p>
          </table:table-cell>
        </table:table-row>
        <table:table-row>
          <table:table-cell table:style-name="Table2.A2" office:value-type="string">
            <text:p text:style-name="P38">8</text:p>
          </table:table-cell>
          <table:table-cell table:style-name="Table2.A2" office:value-type="string">
            <text:p text:style-name="P38"><text:span text:style-name="T28">cell_min_</text:span>lon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39">Lower bounding box lon</text:p>
          </table:table-cell>
        </table:table-row>
        <table:table-row>
          <table:table-cell table:style-name="Table2.A2" office:value-type="string">
            <text:p text:style-name="P38">9</text:p>
          </table:table-cell>
          <table:table-cell table:style-name="Table2.A2" office:value-type="string">
            <text:p text:style-name="P30">dbz_cent_lat</text:p>
          </table:table-cell>
          <table:table-cell table:style-name="Table2.A2" office:value-type="string">
            <text:p text:style-name="P35">round(lat*1000)</text:p>
          </table:table-cell>
          <table:table-cell table:style-name="Table2.D2" office:value-type="string">
            <text:p text:style-name="P32">Latitude of dbz weighted storm centroid</text:p>
          </table:table-cell>
        </table:table-row>
        <table:table-row>
          <table:table-cell table:style-name="Table2.A2" office:value-type="string">
            <text:p text:style-name="P38">10</text:p>
          </table:table-cell>
          <table:table-cell table:style-name="Table2.A2" office:value-type="string">
            <text:p text:style-name="P30">dbz_cent_lon</text:p>
          </table:table-cell>
          <table:table-cell table:style-name="Table2.A2" office:value-type="string">
            <text:p text:style-name="P35">round(lon*1000)</text:p>
          </table:table-cell>
          <table:table-cell table:style-name="Table2.D2" office:value-type="string">
            <text:p text:style-name="P32">Longitude of dbz weighted storm centroid</text:p>
          </table:table-cell>
        </table:table-row>
        <table:table-row>
          <table:table-cell table:style-name="Table2.A2" office:value-type="string">
            <text:p text:style-name="P33"><text:span text:style-name="T26">11</text:span>:<text:span text:style-name="T26">27</text:span></text:p>
          </table:table-cell>
          <table:table-cell table:style-name="Table2.A2" office:value-type="string">
            <text:p text:style-name="P33">stats_<text:span text:style-name="T18">name</text:span></text:p>
          </table:table-cell>
          <table:table-cell table:style-name="Table2.A2" office:value-type="string">
            <text:p text:style-name="P35">round(stats*10)</text:p>
          </table:table-cell>
          <table:table-cell table:style-name="Table2.D2" office:value-type="string">
            <text:p text:style-name="P34"><text:span text:style-name="T23">16 s</text:span>tats produced by wdss analysis</text:p>
          </table:table-cell>
        </table:table-row>
      </table:table>
      <text:h text:style-name="P65" text:outline-level="2">Pr<text:span text:style-name="T27">c</text:span> Data</text:h>
      <text:p text:style-name="P19">HDF5 data file containing one top level group for each subset_id <text:span text:style-name="T19">in prc_db</text:span><text:span text:style-name="T10">_</text:span><text:span text:style-name="T6">ID_yyyymmdd</text:span><text:span text:style-name="T10">.</text:span><text:span text:style-name="T13">h5</text:span></text:p>
      <text:list xml:id="list5635444467944061740" text:style-name="L3">
        <text:list-item>
          <text:p text:style-name="P54">subset_id</text:p>
          <text:list>
            <text:list-item>
              <text:p text:style-name="P54">refl_<text:span text:style-name="T28">vol</text:span> (<text:span text:style-name="T22">int16*10</text:span>)</text:p>
            </text:list-item>
            <text:list-item>
              <text:p text:style-name="P54">vel_<text:span text:style-name="T28">vol</text:span> (<text:span text:style-name="T22">int16*10</text:span>)</text:p>
            </text:list-item>
            <text:list-item>
              <text:p text:style-name="P54">top_h_grid (<text:span text:style-name="T22">uint16*10</text:span>)</text:p>
            </text:list-item>
            <text:list-item>
              <text:p text:style-name="P55">sts_h_grid (<text:span text:style-name="T22">uint16*10</text:span>)</text:p>
            </text:list-item>
            <text:list-item>
              <text:p text:style-name="P55">MESH_grid (<text:span text:style-name="T22">uint16*10</text:span>)</text:p>
            </text:list-item>
            <text:list-item>
              <text:p text:style-name="P55">POSH_grid (<text:span text:style-name="T22">uint16*10</text:span>)</text:p>
            </text:list-item>
            <text:list-item>
              <text:p text:style-name="P55">max_dbz_grid (<text:span text:style-name="T22">uint16*10</text:span>)</text:p>
            </text:list-item>
            <text:list-item>
              <text:p text:style-name="P55">vil_grid (<text:span text:style-name="T22">uint16*10</text:span>)</text:p>
            </text:list-item>
          </text:list>
        </text:list-item>
        <text:list-item>
          <text:p text:style-name="P53">atts</text:p>
          <text:list>
            <text:list-item>
              <text:p text:style-name="P54">grid_h (<text:span text:style-name="T22">u</text:span>int<text:span text:style-name="T22">16</text:span>)</text:p>
            </text:list-item>
            <text:list-item>
              <text:p text:style-name="P54"><text:soft-page-break/>grid_v (<text:span text:style-name="T22">u</text:span>int<text:span text:style-name="T22">16</text:span>)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2" text:outline-level="1">Tools</text:h>
      <text:h text:style-name="P66" text:outline-level="2">Database</text:h>
      <text:p text:style-name="P11">db_struct = db_read(<text:span text:style-name="T21">db_fn,</text:span>db_<text:span text:style-name="T24">path</text:span>)</text:p>
      <text:p text:style-name="P44">Reads the entire contents of db_ffn to db_struct, where field names are the variable names.</text:p>
      <text:p text:style-name="P6"><text:span text:style-name="T8">db_write(</text:span><text:span text:style-name="T11">db_</text:span><text:span text:style-name="T12">fn</text:span><text:span text:style-name="T11">,</text:span><text:span text:style-name="T8">db_</text:span><text:span text:style-name="T12">path</text:span><text:span text:style-name="T8">,</text:span><text:span text:style-name="T9">db_struct</text:span><text:span text:style-name="T8">)</text:span></text:p>
      <text:p text:style-name="P46"><text:span text:style-name="T8">Writes a new entry to the end db_ffn using the data specified in </text:span><text:span text:style-name="T9">db_struct</text:span></text:p>
      <text:p text:style-name="P5"><text:span text:style-name="T8">db_struct </text:span><text:span text:style-name="T9">= </text:span><text:span text:style-name="T8">db_delete(db_struct,row_idx)</text:span></text:p>
      <text:p text:style-name="P46"><text:span text:style-name="T8">Remove a row number row_idx from db_struct and </text:span><text:span text:style-name="T9">outputs to </text:span><text:span text:style-name="T8">db_struct</text:span></text:p>
      <text:h text:style-name="P66" text:outline-level="2">H5 Data</text:h>
      <text:p text:style-name="Text_20_body"><text:span text:style-name="T20">[data_struct,att_struct] = </text:span>h5_data_read(<text:span text:style-name="T21">h5_fn,</text:span>h5_<text:span text:style-name="T24">path</text:span>,group_<text:span text:style-name="T25">name</text:span>)</text:p>
      <text:p text:style-name="Text_20_body"><text:tab/><text:span text:style-name="T20">Reads data and global atts from a group into a struct</text:span></text:p>
      <text:p text:style-name="P13">h5_data_write(<text:span text:style-name="T21">h5_fn,</text:span>h5_<text:span text:style-name="T24">path</text:span>,group_<text:span text:style-name="T25">name</text:span>,<text:span text:style-name="T20">data_struct</text:span>)</text:p>
      <text:p text:style-name="P12"><text:tab/><text:span text:style-name="T20">Writes data struct to the h5 file (always stored as int16*10)</text:span></text:p>
      <text:p text:style-name="P16"><text:soft-page-break/>h5_data_create(h5_fn,h5_path,att_struct)</text:p>
      <text:p text:style-name="P16"><text:tab/>Creates h5_fn and writes att_struct to the global group atts</text:p>
      <text:p text:style-name="P12">h5_data_delete</text:p>
      <text:p text:style-name="P45">Not needed, database entry will be removed and entry will no longer be referenced. Cannot directly delete datasets without creating a new file, so best to avoid this function as it will be intensiv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9T20:11:42.156882877</dc:date>
    <meta:editing-duration>PT6H19M42S</meta:editing-duration>
    <meta:editing-cycles>25</meta:editing-cycles>
    <meta:generator>LibreOffice/5.1.5.2$Linux_X86_64 LibreOffice_project/10$Build-2</meta:generator>
    <meta:print-date>2016-09-09T13:44:58.029916611</meta:print-date>
    <meta:document-statistic meta:table-count="2" meta:image-count="0" meta:object-count="0" meta:page-count="5" meta:paragraph-count="160" meta:word-count="550" meta:character-count="3683" meta:non-whitespace-character-count="3324"/>
  </office:meta>
</office:document-meta>
</file>